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Command used in maven?</text:span></text:p>
      <text:p text:style-name="P1"><text:span text:style-name="T1">Maven Commands:</text:span></text:p>
      <text:p text:style-name="P1"><text:span text:style-name="T1">mvn clean: Cleans the project and removes all files generated by the previous build.</text:span></text:p>
      <text:p text:style-name="P1"><text:span text:style-name="T1">mvn compile: Compiles source code of the project.</text:span></text:p>
      <text:p text:style-name="P1"><text:span text:style-name="T1">mvn test-compile: Compiles the test source code.</text:span></text:p>
      <text:p text:style-name="P1"><text:span text:style-name="T1">mvn test: Runs tests for the project.</text:span></text:p>
      <text:p text:style-name="P1"><text:span text:style-name="T1">mvn package: Creates JAR or WAR file for the project to convert it into a distributable format.</text:span></text:p>
      <text:p text:style-name="P1"><text:span text:style-name="T1">mvn install: Deploys the packaged JAR/ WAR file to the local repository.</text:span></text:p>
      <text:p text:style-name="P1"><text:span text:style-name="T1">mvn deploy: Copies the packaged JAR/ WAR file to the remote repository after compiling, running tests and building the project.</text:span></text:p>
      <text:p text:style-name="P1"><text:span text:style-name="T1">Maven Commands</text:span></text:p>
      <text:p text:style-name="P1"><text:span text:style-name="T1">mvn clean: Cleans the project and removes all files generated by the previous build.</text:span></text:p>
      <text:p text:style-name="P1"><text:span text:style-name="T1">mvn compile:</text:span></text:p>
      <text:p text:style-name="P1"><text:span text:style-name="T1">mvn test-compile: </text:span></text:p>
      <text:p text:style-name="P1"><text:span text:style-name="T1">mvn --version Prints out the version of Maven you are running.</text:span></text:p>
      <text:p text:style-name="P1"><text:span text:style-name="T1">mvn clean<text:tab/></text:span></text:p>
      <text:p text:style-name="P1"><text:span text:style-name="T1">mvn package -Dmaven.test.skip=true<text:tab/></text:span></text:p>
      <text:p text:style-name="P1"><text:span text:style-name="T1">mvn clean package<text:tab/></text:span></text:p>
      <text:p text:style-name="P1"><text:span text:style-name="T1">mvn clean package -Dmaven.test.skip=true<text:tab/></text:span></text:p>
      <text:p text:style-name="P1"><text:span text:style-name="T1">mvn verify<text:tab/></text:span></text:p>
      <text:p text:style-name="P1"><text:span text:style-name="T1">mvn clean verify<text:tab/></text:span></text:p>
      <text:p text:style-name="P1"><text:span text:style-name="T1">mvn install<text:tab/></text:span></text:p>
      <text:p text:style-name="P1"><text:span text:style-name="T1">mvn install -Dmaven.test.skip=true<text:tab/></text:span></text:p>
      <text:p text:style-name="P1"><text:span text:style-name="T1">mvn clean install<text:tab/></text:span></text:p>
      <text:p text:style-name="P1"><text:span text:style-name="T1">mvn clean install -Dmaven.test.skip=true<text:tab/></text:span></text:p>
      <text:p text:style-name="P1"><text:span text:style-name="T1">mvn dependency:copy-dependencies</text:span></text:p>
      <text:p text:style-name="P1"><text:span text:style-name="T1">mvn clean dependency:copy-dependencies<text:tab/></text:span></text:p>
      <text:p text:style-name="P1"><text:span text:style-name="T1">mvn dependency:tree<text:tab/></text:span></text:p>
      <text:p text:style-name="P1"><text:span text:style-name="T1">mvn dependency:tree -Dverbose<text:tab/></text:span></text:p>
      <text:p text:style-name="P1"><text:span text:style-name="T1">mvn dependency:tree -Dincludes=com.fasterxml.jackson.core<text:tab/></text:span></text:p>
      <text:p text:style-name="P1"><text:span text:style-name="T1">mvn dependency:tree -Dverbose -Dincludes=com.fasterxml.jackson.core<text:tab/></text:span></text:p>
      <text:p text:style-name="P1"><text:span text:style-name="T1">mvn dependency:build-classpath</text:span></text:p>
      <text:p text:style-name="P1"><text:span text:style-name="T1">$ mvn clean</text:span></text:p>
      <text:p text:style-name="P1"><text:span text:style-name="T1">$ mvn compiler:compile</text:span></text:p>
      <text:p text:style-name="P1"><text:span text:style-name="T1">$ mvn compiler:testCompile</text:span></text:p>
      <text:p text:style-name="P1"><text:span text:style-name="T1">$ mvn package</text:span></text:p>
      <text:p text:style-name="P1"><text:span text:style-name="T1">$ mvn install</text:span></text:p>
      <text:p text:style-name="P1"><text:span text:style-name="T1"/></text:p>
      <text:p text:style-name="P1"><text:span text:style-name="T1"/></text:p>
      <text:p text:style-name="P1"><text:span text:style-name="T1">Maven Life cycle?</text:span></text:p>
      <text:p text:style-name="P1"><text:span text:style-name="T1">When we build a Maven project, it executes a set of clearly defined tasks based on the project pom.xml configuration and the command-line options. </text:span></text:p>
      <text:p text:style-name="P1"><text:span text:style-name="T1">This standard set of tasks creates the maven build lifecycle.</text:span></text:p>
      <text:p text:style-name="P1"><text:span text:style-name="T1">The benefit of a clearly defined lifestyle is that we have to remember only a few sets of commands to compile, build, install, and deploy our projects.</text:span></text:p>
      <text:p text:style-name="P1"><text:span text:style-name="T1">1)There are three built-in build lifecycles.</text:span></text:p>
      <text:p text:style-name="P1"><text:span text:style-name="T1">default: handles project build and deployment</text:span></text:p>
      <text:p text:style-name="P1"><text:span text:style-name="T1">clean: handles project cleaning</text:span></text:p>
      <text:p text:style-name="P1"><text:span text:style-name="T1">site: handles the creation of project site documentation.</text:span></text:p>
      <text:p text:style-name="P1"><text:span text:style-name="T1">2)Maven build lifecycle goes through a set of stages, they are called build phases.</text:span></text:p>
      <text:p text:style-name="P1"><text:span text:style-name="T1">For example, the default lifecycle is made up of the following phases.</text:span></text:p>
      <text:p text:style-name="P1"><text:span text:style-name="T1">validate,compile,test,package,verify,install,deploy</text:span></text:p>
      <text:p text:style-name="P1"><text:span text:style-name="T1">The build phases are executed sequentially. When we run a maven build command, we specify the phase to be executed.</text:span></text:p>
      <text:p text:style-name="P1"><text:span text:style-name="T1">Any maven build phases that come before the specified phase is also executed. </text:span></text:p>
      <text:p text:style-name="P1"><text:span text:style-name="T1">For example, if we run mvn package then it will execute validate, compile, test, and package phases of the project.</text:span></text:p>
      <text:p text:style-name="P1"><text:span text:style-name="T1">3)A build phase is made up of a set of goals. Maven goals represent a specific task that contributes to the building and managing of a project.</text:span></text:p>
      <text:p text:style-name="P1"><text:span text:style-name="T1">Sometimes, a maven goal is not bound to a build phase. We can execute these goals through the command line.</text:span></text:p>
      <text:p text:style-name="P1"><text:span text:style-name="T1">The syntax to execute a goal is:$ mvn plugin-prefix:goal</text:span></text:p>
      <text:p text:style-name="P1"><text:span text:style-name="T1">$ mvn plugin-group-id:plugin-artifact-id[:plugin-version]:goal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